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e0" draw:textarea-horizontal-align="justify" draw:textarea-vertical-align="middle" draw:auto-grow-height="false" fo:min-height="5.395cm" fo:min-width="22.846cm"/>
    </style:style>
    <style:style style:name="gr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0.036cm"/>
    </style:style>
    <style:style style:name="gr4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4.486cm" fo:min-width="15.692cm"/>
    </style:style>
    <style:style style:name="gr5" style:family="graphic" style:parent-style-name="objectwithoutfill">
      <style:graphic-properties svg:stroke-color="#000000" draw:marker-end="Стили_20_стрелок_20_56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1.5cm" fo:min-width="0.74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00" draw:marker-end="Стили_20_стрелок_20_128" draw:marker-end-width="0.3cm" draw:fill="none" draw:textarea-vertical-align="middle"/>
    </style:style>
    <style:style style:name="gr9" style:family="graphic" style:parent-style-name="standard">
      <style:graphic-properties draw:stroke="dash" draw:stroke-dash="Long_20_Dash" svg:stroke-color="#808080" draw:fill="none" draw:textarea-horizontal-align="justify" draw:textarea-vertical-align="middle" draw:auto-grow-height="false" fo:min-height="4.446cm" fo:min-width="4.915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1.5cm" fo:min-width="1.038cm"/>
      <style:paragraph-properties style:writing-mode="lr-tb"/>
    </style:style>
    <style:style style:name="gr11" style:family="graphic" style:parent-style-name="objectwithoutfill">
      <style:graphic-properties svg:stroke-width="0cm" svg:stroke-color="#3465a4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color="#000000" draw:marker-end="Стили_20_стрелок_20_14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Стили_20_стрелок_20_14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Стили_20_стрелок_20_146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1.5cm" fo:min-width="1.998cm"/>
      <style:paragraph-properties style:writing-mode="lr-tb"/>
    </style:style>
    <style:style style:name="gr16" style:family="graphic" style:parent-style-name="objectwithoutfill">
      <style:graphic-properties svg:stroke-color="#000000" draw:marker-end="Стили_20_стрелок_20_14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Стили_20_стрелок_20_148" draw:marker-end-width="0.3cm" draw:fill="none" draw:textarea-vertical-align="middle"/>
    </style:style>
    <style:style style:name="gr18" style:family="graphic" style:parent-style-name="objectwithoutfill">
      <style:graphic-properties svg:stroke-color="#3465a4" draw:marker-end="Стили_20_стрелок_20_149" draw:marker-end-width="0.3cm" draw:fill="none" draw:textarea-vertical-align="middle"/>
    </style:style>
    <style:style style:name="gr19" style:family="graphic" style:parent-style-name="objectwithoutfill">
      <style:graphic-properties svg:stroke-color="#00a933" draw:marker-end="Стили_20_стрелок_20_151" draw:marker-end-width="0.3cm" draw:fill="none" draw:textarea-vertical-align="middle"/>
    </style:style>
    <style:style style:name="gr20" style:family="graphic" style:parent-style-name="objectwithoutfill">
      <style:graphic-properties svg:stroke-color="#00a933" draw:fill="none" draw:textarea-vertical-align="middle"/>
    </style:style>
    <style:style style:name="gr21" style:family="graphic" style:parent-style-name="objectwithoutfill">
      <style:graphic-properties svg:stroke-color="#00a933" draw:marker-end="Стили_20_стрелок_20_152" draw:marker-end-width="0.3cm" draw:fill="none" draw:textarea-vertical-align="middle"/>
    </style:style>
    <style:style style:name="gr22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4.192cm" fo:min-width="14.634cm"/>
    </style:style>
    <style:style style:name="gr23" style:family="graphic" style:parent-style-name="standard">
      <style:graphic-properties draw:stroke="dash" draw:stroke-dash="Long_20_Dash" svg:stroke-color="#808080" draw:fill="none" draw:textarea-horizontal-align="justify" draw:textarea-vertical-align="middle" draw:auto-grow-height="false" fo:min-height="4.229cm" fo:min-width="4.741cm"/>
    </style:style>
    <style:style style:name="P1" style:family="paragraph">
      <loext:graphic-properties draw:fill="solid" draw:fill-color="#ffffe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fo:font-style="normal" fo:font-weight="bold" style:font-size-asian="10pt" style:font-style-asian="normal" style:font-size-complex="10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2pt" fo:font-weight="bold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12pt" fo:font-weight="bold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0pt" fo:font-style="normal" fo:font-weight="bold" style:font-size-asian="10pt" style:font-style-asian="normal" style:font-size-complex="10pt" style:font-style-complex="normal"/>
    </style:style>
    <style:style style:name="T1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2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3.346cm" svg:height="5.645cm" svg:x="1.404cm" svg:y="2.355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1.25cm" svg:height="0.645cm" svg:x="5.398cm" svg:y="3.835cm">
            <draw:text-box>
              <text:p text:style-name="P2"><text:span text:style-name="T1">+</text:span></text:p>
            </draw:text-box>
          </draw:frame>
          <draw:frame draw:style-name="gr2" draw:text-style-name="P3" draw:layer="layout" svg:width="1.25cm" svg:height="0.645cm" svg:x="5.612cm" svg:y="4.04cm">
            <draw:text-box>
              <text:p text:style-name="P2"><text:span text:style-name="T1">-</text:span></text:p>
            </draw:text-box>
          </draw:frame>
          <draw:custom-shape draw:style-name="gr3" draw:text-style-name="P4" xml:id="id1" draw:id="id1" draw:layer="layout" svg:width="0.75cm" svg:height="0.75cm" svg:x="5.85cm" svg:y="3.801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ustom-shape draw:style-name="gr4" draw:text-style-name="P4" draw:layer="layout" svg:width="16.192cm" svg:height="4.736cm" svg:x="1.852cm" svg:y="2.805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6.6cm" svg:y1="4.176cm" svg:x2="9.05cm" svg:y2="4.167cm" draw:start-shape="id1" draw:start-glue-point="10" draw:end-shape="id2" draw:end-glue-point="3" svg:d="M6600 4176l2450-9" svg:viewBox="0 0 2451 10">
          <text:p/>
        </draw:connector>
        <draw:g>
          <draw:custom-shape draw:style-name="gr6" draw:text-style-name="P6" xml:id="id2" draw:id="id2" draw:layer="layout" svg:width="1.24cm" svg:height="1.75cm" svg:x="9.05cm" svg:y="3.292cm">
            <text:p text:style-name="P5"><text:span text:style-name="T2">У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9.174cm" svg:y1="4.822cm" svg:x2="10.15cm" svg:y2="4.822cm">
            <text:p/>
          </draw:line>
          <draw:line draw:style-name="gr7" draw:text-style-name="P4" draw:layer="layout" svg:x1="9.284cm" svg:y1="4.9cm" svg:x2="9.284cm" svg:y2="4.15cm">
            <text:p/>
          </draw:line>
          <draw:path draw:style-name="gr7" draw:text-style-name="P4" draw:layer="layout" svg:width="0.499cm" svg:height="0.749cm" draw:transform="rotate (1.5707963267949) translate (9.288cm 4.826cm)" svg:viewBox="0 0 500 750" svg:d="M0 0c500 0 500 750 500 750">
            <text:p/>
          </draw:path>
        </draw:g>
        <draw:connector draw:style-name="gr8" draw:text-style-name="P4" draw:layer="layout" draw:type="line" svg:x1="10.29cm" svg:y1="4.167cm" svg:x2="12.51cm" svg:y2="4.167cm" draw:start-shape="id2" draw:start-glue-point="1" draw:end-shape="id3" svg:d="M10290 4167h2220" svg:viewBox="0 0 2221 1">
          <text:p/>
        </draw:connector>
        <draw:custom-shape draw:style-name="gr9" draw:text-style-name="P4" draw:layer="layout" svg:width="5.415cm" svg:height="4.696cm" svg:x="18.3cm" svg:y="2.831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6" xml:id="id3" draw:id="id3" draw:layer="layout" svg:width="1.538cm" svg:height="1.75cm" svg:x="12.51cm" svg:y="3.292cm">
            <text:p text:style-name="P5"><text:span text:style-name="T2">ИМП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4" draw:layer="layout" svg:x1="12.892cm" svg:y1="4.822cm" svg:x2="13.085cm" svg:y2="4.822cm">
            <text:p/>
          </draw:line>
          <draw:line draw:style-name="gr11" draw:text-style-name="P4" draw:layer="layout" svg:x1="13.082cm" svg:y1="4.821cm" svg:x2="13.082cm" svg:y2="4.333cm">
            <text:p/>
          </draw:line>
          <draw:line draw:style-name="gr11" draw:text-style-name="P4" draw:layer="layout" svg:x1="13.081cm" svg:y1="4.332cm" svg:x2="13.421cm" svg:y2="4.332cm">
            <text:p/>
          </draw:line>
          <draw:line draw:style-name="gr11" draw:text-style-name="P4" draw:layer="layout" svg:x1="13.42cm" svg:y1="4.821cm" svg:x2="13.42cm" svg:y2="4.333cm">
            <text:p/>
          </draw:line>
          <draw:line draw:style-name="gr11" draw:text-style-name="P4" draw:layer="layout" svg:x1="13.419cm" svg:y1="4.821cm" svg:x2="13.799cm" svg:y2="4.821cm">
            <text:p/>
          </draw:line>
          <draw:line draw:style-name="gr7" draw:text-style-name="P4" draw:layer="layout" svg:x1="12.786cm" svg:y1="4.822cm" svg:x2="13.762cm" svg:y2="4.822cm">
            <text:p/>
          </draw:line>
          <draw:line draw:style-name="gr7" draw:text-style-name="P4" draw:layer="layout" svg:x1="12.896cm" svg:y1="4.9cm" svg:x2="12.896cm" svg:y2="4.15cm">
            <text:p/>
          </draw:line>
        </draw:g>
        <draw:connector draw:style-name="gr12" draw:text-style-name="P4" draw:layer="layout" draw:type="line" svg:x1="14.048cm" svg:y1="4.167cm" svg:x2="16.322cm" svg:y2="4.167cm" draw:start-shape="id3" draw:start-glue-point="1" draw:end-shape="id4" draw:end-glue-point="3" svg:d="M14048 4167h2274" svg:viewBox="0 0 2275 1">
          <text:p/>
        </draw:connector>
        <draw:custom-shape draw:style-name="gr6" draw:text-style-name="P6" xml:id="id5" draw:id="id5" draw:layer="layout" svg:width="1.24cm" svg:height="1.75cm" svg:x="2.35cm" svg:y="3.292cm">
          <text:p text:style-name="P5"><text:span text:style-name="T2">З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line" svg:x1="3.59cm" svg:y1="4.167cm" svg:x2="5.85cm" svg:y2="4.176cm" draw:start-shape="id5" draw:start-glue-point="1" draw:end-shape="id1" draw:end-glue-point="6" svg:d="M3590 4167l2260 9" svg:viewBox="0 0 2261 10">
          <text:p/>
        </draw:connector>
        <draw:custom-shape draw:style-name="gr6" draw:text-style-name="P6" xml:id="id6" draw:id="id6" draw:layer="layout" svg:width="1.24cm" svg:height="1.75cm" svg:x="16.344cm" svg:y="5.31cm">
          <text:p text:style-name="P5"><text:span text:style-name="T2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svg:x1="16.344cm" svg:y1="6.185cm" svg:x2="6.225cm" svg:y2="4.551cm" draw:start-shape="id6" draw:start-glue-point="3" draw:end-shape="id1" draw:end-glue-point="8" svg:d="M16344 6185h-10119v-1634" svg:viewBox="0 0 10120 1635">
          <text:p/>
        </draw:connector>
        <draw:custom-shape draw:style-name="gr6" draw:text-style-name="P6" xml:id="id4" draw:id="id4" draw:layer="layout" svg:width="1.24cm" svg:height="1.75cm" svg:x="16.322cm" svg:y="3.292cm">
          <text:p text:style-name="P5"><text:span text:style-name="T2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7" draw:id="id7" draw:layer="layout" svg:width="1.24cm" svg:height="1.75cm" svg:x="18.878cm" svg:y="3.292cm">
          <text:p text:style-name="P5"><text:span text:style-name="T2">И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8" draw:id="id8" draw:layer="layout" svg:width="1.24cm" svg:height="1.75cm" svg:x="18.878cm" svg:y="5.306cm">
          <text:p text:style-name="P5"><text:span text:style-name="T2">И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9" draw:id="id9" draw:layer="layout" svg:width="2.498cm" svg:height="1.75cm" svg:x="20.778cm" svg:y="3.292cm">
          <text:p text:style-name="P5"><text:span text:style-name="T2">О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5cm" svg:height="0.645cm" svg:x="4.052cm" svg:y="2.874cm">
          <draw:text-box>
            <text:p text:style-name="P2"><text:span text:style-name="T1">SP</text:span></text:p>
          </draw:text-box>
        </draw:frame>
        <draw:frame draw:style-name="gr2" draw:text-style-name="P8" draw:layer="layout" svg:width="2cm" svg:height="0.645cm" svg:x="6.754cm" svg:y="2.851cm">
          <draw:text-box>
            <text:p text:style-name="P7"><text:span text:style-name="T1">E=SP-X</text:span></text:p>
          </draw:text-box>
        </draw:frame>
        <draw:frame draw:style-name="gr2" draw:text-style-name="P3" draw:layer="layout" svg:width="1.25cm" svg:height="0.645cm" svg:x="6.982cm" svg:y="4.925cm">
          <draw:text-box>
            <text:p text:style-name="P2"><text:span text:style-name="T1">X</text:span></text:p>
          </draw:text-box>
        </draw:frame>
        <draw:frame draw:style-name="gr2" draw:text-style-name="P3" draw:layer="layout" svg:width="1.25cm" svg:height="0.645cm" svg:x="10.822cm" svg:y="2.851cm">
          <draw:text-box>
            <text:p text:style-name="P2"><text:span text:style-name="T1">Y</text:span></text:p>
          </draw:text-box>
        </draw:frame>
        <draw:frame draw:style-name="gr2" draw:text-style-name="P3" draw:layer="layout" svg:width="1.25cm" svg:height="0.645cm" svg:x="14.588cm" svg:y="2.854cm">
          <draw:text-box>
            <text:p text:style-name="P2"><text:span text:style-name="T1">Y`</text:span></text:p>
          </draw:text-box>
        </draw:frame>
        <draw:connector draw:style-name="gr16" draw:text-style-name="P4" draw:layer="layout" draw:type="line" svg:x1="17.562cm" svg:y1="4.167cm" svg:x2="18.878cm" svg:y2="4.167cm" draw:start-shape="id4" draw:start-glue-point="1" draw:end-shape="id7" draw:end-glue-point="3" svg:d="M17562 4167h1316" svg:viewBox="0 0 1317 1">
          <text:p/>
        </draw:connector>
        <draw:connector draw:style-name="gr17" draw:text-style-name="P4" draw:layer="layout" draw:type="line" svg:x1="18.878cm" svg:y1="6.181cm" svg:x2="17.584cm" svg:y2="6.185cm" draw:start-shape="id8" draw:start-glue-point="3" draw:end-shape="id6" draw:end-glue-point="1" svg:d="M18878 6181l-1294 4" svg:viewBox="0 0 1295 5">
          <text:p/>
        </draw:connector>
        <draw:connector draw:style-name="gr18" draw:text-style-name="P4" draw:layer="layout" draw:type="line" svg:x1="20.118cm" svg:y1="4.167cm" svg:x2="20.778cm" svg:y2="4.167cm" draw:start-shape="id7" draw:start-glue-point="1" draw:end-shape="id9" draw:end-glue-point="3" svg:d="M20118 4167h660" svg:viewBox="0 0 661 1">
          <text:p/>
        </draw:connector>
        <draw:line draw:style-name="gr19" draw:text-style-name="P4" xml:id="id10" draw:id="id10" draw:layer="layout" svg:x1="23.676cm" svg:y1="4.172cm" svg:x2="24.4cm" svg:y2="4.172cm">
          <text:p/>
        </draw:line>
        <draw:connector draw:style-name="gr20" draw:text-style-name="P4" xml:id="id11" draw:id="id11" draw:layer="layout" draw:type="line" svg:x1="23.276cm" svg:y1="4.167cm" svg:x2="23.676cm" svg:y2="4.172cm" draw:start-shape="id9" draw:start-glue-point="1" draw:end-shape="id10" draw:end-glue-point="3" svg:d="M23276 4167l400 5" svg:viewBox="0 0 401 6">
          <text:p/>
        </draw:connector>
        <draw:connector draw:style-name="gr21" draw:text-style-name="P4" draw:layer="layout" draw:line-skew="1.78cm" svg:x1="23.476cm" svg:y1="4.169cm" svg:x2="20.118cm" svg:y2="6.181cm" draw:start-shape="id11" draw:start-glue-point="0" draw:end-shape="id8" draw:end-glue-point="1" svg:d="M23476 4169h1v2012h-3359" svg:viewBox="0 0 3360 2013">
          <text:p/>
        </draw:connector>
      </draw:page>
      <draw:page draw:name="page2" draw:style-name="dp1" draw:master-page-name="Обычный">
        <draw:g>
          <draw:frame draw:style-name="gr2" draw:text-style-name="P3" draw:layer="layout" svg:width="1.25cm" svg:height="0.645cm" svg:x="4.898cm" svg:y="2.235cm">
            <draw:text-box>
              <text:p text:style-name="P2"><text:span text:style-name="T1">+</text:span></text:p>
            </draw:text-box>
          </draw:frame>
          <draw:frame draw:style-name="gr2" draw:text-style-name="P3" draw:layer="layout" svg:width="1.25cm" svg:height="0.645cm" svg:x="5.112cm" svg:y="2.44cm">
            <draw:text-box>
              <text:p text:style-name="P2"><text:span text:style-name="T1">-</text:span></text:p>
            </draw:text-box>
          </draw:frame>
          <draw:custom-shape draw:style-name="gr3" draw:text-style-name="P4" xml:id="id12" draw:id="id12" draw:layer="layout" svg:width="0.75cm" svg:height="0.75cm" svg:x="5.35cm" svg:y="2.201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ustom-shape draw:style-name="gr22" draw:text-style-name="P4" draw:layer="layout" svg:width="15.134cm" svg:height="4.442cm" svg:x="1.508cm" svg:y="1.459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6.1cm" svg:y1="2.576cm" svg:x2="8.55cm" svg:y2="2.567cm" draw:start-shape="id12" draw:start-glue-point="10" draw:end-shape="id13" draw:end-glue-point="3" svg:d="M6100 2576l2450-9" svg:viewBox="0 0 2451 10">
          <text:p/>
        </draw:connector>
        <draw:g>
          <draw:custom-shape draw:style-name="gr6" draw:text-style-name="P6" xml:id="id13" draw:id="id13" draw:layer="layout" svg:width="1.24cm" svg:height="1.75cm" svg:x="8.55cm" svg:y="1.692cm">
            <text:p text:style-name="P5"><text:span text:style-name="T2">У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8.674cm" svg:y1="3.222cm" svg:x2="9.65cm" svg:y2="3.222cm">
            <text:p/>
          </draw:line>
          <draw:line draw:style-name="gr7" draw:text-style-name="P4" draw:layer="layout" svg:x1="8.784cm" svg:y1="3.3cm" svg:x2="8.784cm" svg:y2="2.55cm">
            <text:p/>
          </draw:line>
          <draw:path draw:style-name="gr7" draw:text-style-name="P4" draw:layer="layout" svg:width="0.499cm" svg:height="0.749cm" draw:transform="rotate (1.5707963267949) translate (8.788cm 3.226cm)" svg:viewBox="0 0 500 750" svg:d="M0 0c500 0 500 750 500 750">
            <text:p/>
          </draw:path>
        </draw:g>
        <draw:connector draw:style-name="gr8" draw:text-style-name="P4" draw:layer="layout" draw:type="line" svg:x1="9.79cm" svg:y1="2.567cm" svg:x2="11.724cm" svg:y2="2.567cm" draw:start-shape="id13" draw:start-glue-point="1" draw:end-shape="id14" svg:d="M9790 2567h1934" svg:viewBox="0 0 1935 1">
          <text:p/>
        </draw:connector>
        <draw:custom-shape draw:style-name="gr23" draw:text-style-name="P4" draw:layer="layout" svg:width="5.241cm" svg:height="4.479cm" svg:x="16.798cm" svg:y="1.448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6" xml:id="id14" draw:id="id14" draw:layer="layout" svg:width="1.538cm" svg:height="1.75cm" svg:x="11.724cm" svg:y="1.692cm">
            <text:p text:style-name="P5"><text:span text:style-name="T2">ИМП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4" draw:layer="layout" svg:x1="12.106cm" svg:y1="3.222cm" svg:x2="12.299cm" svg:y2="3.222cm">
            <text:p/>
          </draw:line>
          <draw:line draw:style-name="gr11" draw:text-style-name="P4" draw:layer="layout" svg:x1="12.296cm" svg:y1="3.221cm" svg:x2="12.296cm" svg:y2="2.733cm">
            <text:p/>
          </draw:line>
          <draw:line draw:style-name="gr11" draw:text-style-name="P4" draw:layer="layout" svg:x1="12.295cm" svg:y1="2.732cm" svg:x2="12.635cm" svg:y2="2.732cm">
            <text:p/>
          </draw:line>
          <draw:line draw:style-name="gr11" draw:text-style-name="P4" draw:layer="layout" svg:x1="12.634cm" svg:y1="3.221cm" svg:x2="12.634cm" svg:y2="2.733cm">
            <text:p/>
          </draw:line>
          <draw:line draw:style-name="gr11" draw:text-style-name="P4" draw:layer="layout" svg:x1="12.633cm" svg:y1="3.221cm" svg:x2="13.013cm" svg:y2="3.221cm">
            <text:p/>
          </draw:line>
          <draw:line draw:style-name="gr7" draw:text-style-name="P4" draw:layer="layout" svg:x1="12cm" svg:y1="3.222cm" svg:x2="12.976cm" svg:y2="3.222cm">
            <text:p/>
          </draw:line>
          <draw:line draw:style-name="gr7" draw:text-style-name="P4" draw:layer="layout" svg:x1="12.11cm" svg:y1="3.3cm" svg:x2="12.11cm" svg:y2="2.55cm">
            <text:p/>
          </draw:line>
        </draw:g>
        <draw:connector draw:style-name="gr12" draw:text-style-name="P4" draw:layer="layout" draw:type="line" svg:x1="13.262cm" svg:y1="2.567cm" svg:x2="14.95cm" svg:y2="2.567cm" draw:start-shape="id14" draw:start-glue-point="1" draw:end-shape="id15" draw:end-glue-point="3" svg:d="M13262 2567h1688" svg:viewBox="0 0 1689 1">
          <text:p/>
        </draw:connector>
        <draw:custom-shape draw:style-name="gr6" draw:text-style-name="P6" xml:id="id16" draw:id="id16" draw:layer="layout" svg:width="1.24cm" svg:height="1.75cm" svg:x="1.85cm" svg:y="1.692cm">
          <text:p text:style-name="P5"><text:span text:style-name="T2">З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line" svg:x1="3.09cm" svg:y1="2.567cm" svg:x2="5.35cm" svg:y2="2.576cm" draw:start-shape="id16" draw:start-glue-point="1" draw:end-shape="id12" draw:end-glue-point="6" svg:d="M3090 2567l2260 9" svg:viewBox="0 0 2261 10">
          <text:p/>
        </draw:connector>
        <draw:custom-shape draw:style-name="gr6" draw:text-style-name="P6" xml:id="id17" draw:id="id17" draw:layer="layout" svg:width="1.24cm" svg:height="1.75cm" svg:x="14.998cm" svg:y="3.892cm">
          <text:p text:style-name="P5"><text:span text:style-name="T2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svg:x1="14.998cm" svg:y1="4.767cm" svg:x2="5.725cm" svg:y2="2.951cm" draw:start-shape="id17" draw:start-glue-point="3" draw:end-shape="id12" draw:end-glue-point="8" svg:d="M14998 4767h-9273v-1816" svg:viewBox="0 0 9274 1817">
          <text:p/>
        </draw:connector>
        <draw:custom-shape draw:style-name="gr6" draw:text-style-name="P6" xml:id="id15" draw:id="id15" draw:layer="layout" svg:width="1.24cm" svg:height="1.75cm" svg:x="14.95cm" svg:y="1.692cm">
          <text:p text:style-name="P5"><text:span text:style-name="T2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8" draw:id="id18" draw:layer="layout" svg:width="1.24cm" svg:height="1.75cm" svg:x="17.202cm" svg:y="1.692cm">
          <text:p text:style-name="P5"><text:span text:style-name="T2">И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9" draw:id="id19" draw:layer="layout" svg:width="1.24cm" svg:height="1.75cm" svg:x="17.202cm" svg:y="3.888cm">
          <text:p text:style-name="P5"><text:span text:style-name="T2">И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20" draw:id="id20" draw:layer="layout" svg:width="2.498cm" svg:height="1.75cm" svg:x="19.102cm" svg:y="1.692cm">
          <text:p text:style-name="P5"><text:span text:style-name="T2">О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5cm" svg:height="0.645cm" svg:x="3.552cm" svg:y="2cm">
          <draw:text-box>
            <text:p text:style-name="P2"><text:span text:style-name="T1">SP</text:span></text:p>
          </draw:text-box>
        </draw:frame>
        <draw:frame draw:style-name="gr2" draw:text-style-name="P8" draw:layer="layout" svg:width="2cm" svg:height="0.645cm" svg:x="6.254cm" svg:y="2.001cm">
          <draw:text-box>
            <text:p text:style-name="P7"><text:span text:style-name="T1">E=SP-X</text:span></text:p>
          </draw:text-box>
        </draw:frame>
        <draw:frame draw:style-name="gr2" draw:text-style-name="P3" draw:layer="layout" svg:width="1.25cm" svg:height="0.645cm" svg:x="4.756cm" svg:y="3.577cm">
          <draw:text-box>
            <text:p text:style-name="P2"><text:span text:style-name="T1">X</text:span></text:p>
          </draw:text-box>
        </draw:frame>
        <draw:frame draw:style-name="gr2" draw:text-style-name="P3" draw:layer="layout" svg:width="1.25cm" svg:height="0.645cm" svg:x="10.074cm" svg:y="2.001cm">
          <draw:text-box>
            <text:p text:style-name="P2"><text:span text:style-name="T1">Y</text:span></text:p>
          </draw:text-box>
        </draw:frame>
        <draw:frame draw:style-name="gr2" draw:text-style-name="P3" draw:layer="layout" svg:width="1.25cm" svg:height="0.645cm" svg:x="13.474cm" svg:y="2.002cm">
          <draw:text-box>
            <text:p text:style-name="P2"><text:span text:style-name="T1">Y`</text:span></text:p>
          </draw:text-box>
        </draw:frame>
        <draw:connector draw:style-name="gr16" draw:text-style-name="P4" draw:layer="layout" draw:type="line" svg:x1="16.19cm" svg:y1="2.567cm" svg:x2="17.202cm" svg:y2="2.567cm" draw:start-shape="id15" draw:start-glue-point="1" draw:end-shape="id18" draw:end-glue-point="3" svg:d="M16190 2567h1012" svg:viewBox="0 0 1013 1">
          <text:p/>
        </draw:connector>
        <draw:connector draw:style-name="gr17" draw:text-style-name="P4" draw:layer="layout" draw:type="line" svg:x1="17.202cm" svg:y1="4.763cm" svg:x2="16.238cm" svg:y2="4.767cm" draw:start-shape="id19" draw:start-glue-point="3" draw:end-shape="id17" draw:end-glue-point="1" svg:d="M17202 4763l-964 4" svg:viewBox="0 0 965 5">
          <text:p/>
        </draw:connector>
        <draw:connector draw:style-name="gr18" draw:text-style-name="P4" draw:layer="layout" draw:type="line" svg:x1="18.442cm" svg:y1="2.567cm" svg:x2="19.102cm" svg:y2="2.567cm" draw:start-shape="id18" draw:start-glue-point="1" draw:end-shape="id20" draw:end-glue-point="3" svg:d="M18442 2567h660" svg:viewBox="0 0 661 1">
          <text:p/>
        </draw:connector>
        <draw:line draw:style-name="gr19" draw:text-style-name="P4" xml:id="id21" draw:id="id21" draw:layer="layout" svg:x1="22cm" svg:y1="2.572cm" svg:x2="22.724cm" svg:y2="2.572cm">
          <text:p/>
        </draw:line>
        <draw:connector draw:style-name="gr20" draw:text-style-name="P4" xml:id="id22" draw:id="id22" draw:layer="layout" draw:type="line" svg:x1="21.6cm" svg:y1="2.567cm" svg:x2="22cm" svg:y2="2.572cm" draw:start-shape="id20" draw:start-glue-point="1" draw:end-shape="id21" draw:end-glue-point="3" svg:d="M21600 2567l400 5" svg:viewBox="0 0 401 6">
          <text:p/>
        </draw:connector>
        <draw:connector draw:style-name="gr21" draw:text-style-name="P4" draw:layer="layout" draw:line-skew="1.78cm" svg:x1="21.8cm" svg:y1="2.569cm" svg:x2="18.442cm" svg:y2="4.763cm" draw:start-shape="id22" draw:start-glue-point="0" draw:end-shape="id19" draw:end-glue-point="1" svg:d="M21800 2569h1v2194h-3359" svg:viewBox="0 0 3360 2195">
          <text:p/>
        </draw:connector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28" draw:display-name="Стили стрелок 128" svg:viewBox="0 0 20 20" svg:d="M0 20l10-20 10 20z"/>
    <draw:marker draw:name="Стили_20_стрелок_20_142" draw:display-name="Стили стрелок 142" svg:viewBox="0 0 20 20" svg:d="M0 20l10-20 10 20z"/>
    <draw:marker draw:name="Стили_20_стрелок_20_144" draw:display-name="Стили стрелок 144" svg:viewBox="0 0 20 20" svg:d="M0 20l10-20 10 20z"/>
    <draw:marker draw:name="Стили_20_стрелок_20_146" draw:display-name="Стили стрелок 146" svg:viewBox="0 0 20 20" svg:d="M0 20l10-20 10 20z"/>
    <draw:marker draw:name="Стили_20_стрелок_20_147" draw:display-name="Стили стрелок 147" svg:viewBox="0 0 20 20" svg:d="M0 20l10-20 10 20z"/>
    <draw:marker draw:name="Стили_20_стрелок_20_148" draw:display-name="Стили стрелок 148" svg:viewBox="0 0 20 20" svg:d="M0 20l10-20 10 20z"/>
    <draw:marker draw:name="Стили_20_стрелок_20_149" draw:display-name="Стили стрелок 149" svg:viewBox="0 0 20 20" svg:d="M0 20l10-20 10 20z"/>
    <draw:marker draw:name="Стили_20_стрелок_20_151" draw:display-name="Стили стрелок 151" svg:viewBox="0 0 20 20" svg:d="M0 20l10-20 10 20z"/>
    <draw:marker draw:name="Стили_20_стрелок_20_152" draw:display-name="Стили стрелок 152" svg:viewBox="0 0 20 20" svg:d="M0 20l10-20 10 20z"/>
    <draw:marker draw:name="Стили_20_стрелок_20_56" draw:display-name="Стили стрелок 5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2-08-23T08:34:02.539000000</dc:date>
    <meta:editing-duration>P4DT3H35M41S</meta:editing-duration>
    <meta:editing-cycles>1346</meta:editing-cycles>
    <meta:generator>LibreOffice/7.3.2.2$Windows_X86_64 LibreOffice_project/49f2b1bff42cfccbd8f788c8dc32c1c309559be0</meta:generator>
    <meta:print-date>2022-04-28T22:24:58.143458820</meta:print-date>
    <dc:title>ПЛК107 (макет)</dc:title>
    <meta:document-statistic meta:object-count="85"/>
  </office:meta>
</office:document-meta>
</file>